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style:font-name="Verdana" fo:font-size="12pt" style:font-size-asian="12pt" style:font-size-complex="12pt"/>
    </style:style>
    <style:style style:name="P2" style:family="paragraph" style:parent-style-name="Standard">
      <style:paragraph-properties fo:margin-left="0.448in" fo:margin-right="1.9583in" fo:text-indent="0in" style:auto-text-indent="false"/>
      <style:text-properties fo:color="#000000" style:font-name="Verdana" fo:font-size="12pt" style:font-name-asian="MS Shell Dlg" style:font-size-asian="12pt" style:font-name-complex="MS Shell Dlg" style:font-size-complex="12pt"/>
    </style:style>
    <style:style style:name="P3" style:family="paragraph" style:parent-style-name="Standard">
      <style:paragraph-properties fo:margin-left="0.448in" fo:margin-right="1.9583in" fo:text-indent="0in" style:auto-text-indent="false" style:text-autospace="none"/>
      <style:text-properties fo:color="#000000" style:font-name="Verdana" fo:font-size="12pt" style:font-name-asian="MS Shell Dlg" style:font-size-asian="12pt" style:font-name-complex="MS Shell Dlg" style:font-size-complex="12pt"/>
    </style:style>
    <style:style style:name="P4"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5" style:family="paragraph" style:parent-style-name="Standard">
      <style:paragraph-properties fo:margin-left="0.448in" fo:margin-right="1.9583in" fo:text-indent="0in" style:auto-text-indent="false" style:text-autospace="none"/>
      <style:text-properties fo:color="#000000" style:font-name="Verdana" fo:font-size="12pt" style:font-name-asian="MS Shell DLg" style:font-size-asian="12pt" style:font-name-complex="MS Shell DLg" style:font-size-complex="12pt"/>
    </style:style>
    <style:style style:name="P6"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7"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style:use-window-font-color="true" style:font-name="Verdana" fo:font-size="12pt" style:font-name-asian="Arial1" style:font-size-asian="12pt" style:font-name-complex="Arial1" style:font-size-complex="12pt"/>
    </style:style>
    <style:style style:name="P8" style:family="paragraph" style:parent-style-name="Standard">
      <style:paragraph-properties fo:margin-left="0.448in" fo:margin-right="1.9583in" fo:margin-top="0.0693in" fo:margin-bottom="0.0693in" fo:text-indent="0in" style:auto-text-indent="false" style:text-autospace="none"/>
      <style:text-properties style:use-window-font-color="true" style:font-name="Verdana" fo:font-size="12pt" style:font-name-asian="MS Shell DLg" style:font-size-asian="12pt" style:font-name-complex="MS Shell DLg" style:font-size-complex="12pt"/>
    </style:style>
    <style:style style:name="P9" style:family="paragraph" style:parent-style-name="Standard">
      <style:paragraph-properties fo:margin-left="0in" fo:margin-right="1.9583in" fo:text-indent="0in" style:auto-text-indent="false"/>
      <style:text-properties style:font-name="Verdana" fo:font-size="12pt" style:font-size-asian="12pt" style:font-size-complex="12pt"/>
    </style:style>
    <style:style style:name="P10" style:family="paragraph" style:parent-style-name="Standard">
      <style:paragraph-properties fo:margin-left="0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T1" style:family="text">
      <style:text-properties fo:color="#000000" style:font-name-asian="MS Shell DLg" style:font-name-complex="MS Shell DLg"/>
    </style:style>
    <style:style style:name="T2" style:family="text">
      <style:text-properties fo:color="#000000" style:font-name-asian="MS Shell Dlg" style:font-name-complex="MS Shell Dlg"/>
    </style:style>
    <style:style style:name="T3" style:family="text">
      <style:text-properties style:font-name="Verdana"/>
    </style:style>
    <style:style style:name="T4" style:family="text">
      <style:text-properties style:font-name-asian="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Tips on how to know if a man in interested in you-</text:p>
      <text:p text:style-name="P3">Tip No. 1- Look for the boner. the boner is key"</text:p>
      <text:p text:style-name="P3">A long time ago when we didnt wear pants thats what you girls looked for and it worked pretty good then it'll work just fine now.</text:p>
      <text:p text:style-name="P3"/>
      <text:p text:style-name="P4">My happy meal has aids... but im still happy.</text:p>
      <text:p text:style-name="P4"/>
      <text:p text:style-name="P4">Someone held a stereotype party at the university dorms where you dress up as a stereotype of your choice. Honestly it sounds like it would be a lot of fun if everone all agreed to be cool about hating each other.</text:p>
      <text:p text:style-name="P7"/>
      <text:p text:style-name="P4">Mariuanna, on trial:</text:p>
      <text:p text:style-name="P4">Exhibit A, your honor: It's totally cool. Exhibit B: Everyone is doing it.</text:p>
      <text:p text:style-name="P5"/>
      <text:p text:style-name="P5"><text:span text:style-name="T3">"Hey bro! Whatsup. yah man just called to tell you I put my penis in a vagina yesterday(pause) yah inside(pause) well in and out really it was both in and out(pause) well i cant say how many times im not great at counting large numbers plus i was preoccupied wh</text:span>at with the thrusting and all(pause)an estimate... hmm well lets see... well i can definately tell you that it was in 2 more times than it.due to the fact that it went in... and it came in...so logically ammount in = out + 2.i think your missing the point it wasnt really the ammount of times i put my penis in , or for that matter out, it was rather the act itself.... the velocity? hmmm thats a good question. well i suppose it wasnt constant. you know back and forth what not. I suppose I probably had some sort of average frequency with the matter.... sort of a sinusoidal wave functionyou know.... </text:p>
      <text:p text:style-name="P5">yah grab your calculator lets figure this out.</text:p>
      <text:p text:style-name="P5"/>
      <text:p text:style-name="P5">Stereotypes are a type of stereo where the beats are fresh and the rhymes are scary yo!</text:p>
      <text:p text:style-name="P5"/>
      <text:p text:style-name="P5">People born without arms look like they are growing tiny wings.</text:p>
      <text:p text:style-name="P5"/>
      <text:p text:style-name="P5">Guilt trip --- proud journey</text:p>
      <text:p text:style-name="P5"/>
      <text:p text:style-name="P5"><text:soft-page-break/>Supposedly</text:p>
      <text:p text:style-name="P5">some bros and me</text:p>
      <text:p text:style-name="P5">recieved an email</text:p>
      <text:p text:style-name="P5">from a female</text:p>
      <text:p text:style-name="P5"/>
      <text:p text:style-name="P5">Whenever you try and write how many words you have written you gotta keep trying. I wrote 17 words so far. <text:s/>Oh fuck! I wrote 23 now i guess. COCK! I wont be able to finish this sentance until achilles catches that tortoise.</text:p>
      <text:p text:style-name="P5"/>
      <text:p text:style-name="P5">If you need further anecqdotal evidence of mans evolution from primate like animals just watch him open a door while holding several large boxes.</text:p>
      <text:p text:style-name="P5"/>
      <text:p text:style-name="P5">X is a t with terrible posture.</text:p>
      <text:p text:style-name="P5"/>
      <text:p text:style-name="P5">Sandwiches sounds like sand-witches which sounds scary!</text:p>
      <text:p text:style-name="P5"/>
      <text:p text:style-name="P5">If you decree something instead of just saying it, people are more likely to believe you.</text:p>
      <text:p text:style-name="P5"/>
      <text:p text:style-name="P5">When my phone's volume is off it doesn't say "Silent", it says "Silence All". What kind of orwellian totalitarian phone do I have? Ordering me around instead of telling me a little about himself politely. Pushy ass phone.</text:p>
      <text:p text:style-name="P5"/>
      <text:p text:style-name="P5">No matter <text:s/>how well composed someone's argument is, a well timed "your mom" can always bring it down.</text:p>
      <text:p text:style-name="P5"/>
      <text:p text:style-name="P5">When I do homework instead of writing question 1, i write quest 1, because it feels more epic when i finish.</text:p>
      <text:p text:style-name="P5"/>
      <text:p text:style-name="P5">Bonerfest 2009! The mightiest of the meats collide this saturday at the Thunderdome! It's going to be a mess!</text:p>
      <text:p text:style-name="P5"/>
      <text:p text:style-name="P5">It's come to my attention that if I was a rabbit and i found a 100$ bill, I would probably just eat it. Man what a wasteful person I am...</text:p>
      <text:p text:style-name="P5"/>
      <text:p text:style-name="P5">Why do people say I'm afraid when what they really <text:soft-page-break/>mean is unfortunately. <text:s/>"I only have 20$ i'm afraid. Really? Are you really afraid? Well I'm not a greif counceller. 20$ will be fine. Take a penny</text:p>
      <text:p text:style-name="P5"/>
      <text:p text:style-name="P5">Mexican student: <text:s/>"That's my English esse. But he's busy writing an english essay.</text:p>
      <text:p text:style-name="P5"/>
      <text:p text:style-name="P5">A diet coke weighs the same as a regular coke. so maybe its not working...</text:p>
      <text:p text:style-name="P5"/>
      <text:p text:style-name="P5">Guis pee standing up all the time. When girls do it its a special occasion. Like camping without pants on</text:p>
      <text:p text:style-name="P5"/>
      <text:p text:style-name="P5"/>
      <text:p text:style-name="P5"/>
      <text:p text:style-name="P5">I seen a stop sign that had the word "Racism" spray painted on it. So it said "Stop Racism" As if someone would see it, and say of course! I will stop racism! I have to. its my calling. I need to get to work! and then they got hit by a car because they didnt stop.</text:p>
      <text:p text:style-name="P5"/>
      <text:p text:style-name="P5">pick up line : excuse me miss do you have an std, because as soon as i got close to you my penis swelled</text:p>
      <text:p text:style-name="P8">Nobody gives a fuck about tuesday. Nobody Likes it. Nobody even hates it. They just don't care.</text:p>
      <text:p text:style-name="P8">When you take a space bar off of a keyboard it looks like a cement kit kat.</text:p>
      <text:p text:style-name="P8">People have favourite letters. When they know there going to be writing a word with alot of their favourite letter in it they get all excited for a second. Yes! There are so many F's in RIFFRAFF. My favourite letter is lower case L. Because it's just a line. If you fuck up an l, maybe your just not cut out for writing.</text:p>
      <text:p text:style-name="P8">more: <text:s/>(RATTATATTATORY, RAZZLEDAZZLE)</text:p>
      <text:p text:style-name="P8">How Do Zippers Work! It's so damn secretive. Something inside that little black sucker does some magic that puts those two things together that i just cant do myself no matter how hard I try!</text:p>
      <text:p text:style-name="P8">Next time your bored just start drawing pictures of guns. Cmon... It's what you did when you were a kid. youll still fucking love it. Just do it. You'll thank <text:soft-page-break/>yourself when you draw a gattling gun that shoots other guns out of it.</text:p>
      <text:p text:style-name="P8">I hate when you get home later than you anticipated. I live alone, but I just don't want my appliances to wait up for me worried.</text:p>
      <text:p text:style-name="P8">I heard a phone conversation out loud about sniffing glue once. You'd think that that sort of converstation might best be served in a person to person more intimate situation. But I don't judge.</text:p>
      <text:p text:style-name="P8">The new laundry detergent ads are all about how the solution is more concentrated and in a smaller bottle. All that means is that your no longer watering that shit down. Although I appreciate the honesty about how you were ripping us all off for decades, What I'd really appreciate is if you kept it in the same sized bottle so your dumbass commercial actually meant something. Higher concentration, Less volume... same ammount of fucking cleany stuff. It doesnt take a mathematician to Guesstimate this equation</text:p>
      <text:p text:style-name="P8">Repairman---male <text:s text:c="3"/>Repairwoman---female <text:s text:c="3"/>Repairwolf---werewolf</text:p>
      <text:p text:style-name="P8">Why doesn't the vagina play a more integral part in the rituals of the birthday. I mean it really was the core focus of attention on the actual day itself. You would think maybe a vagina shaped cake was in order.</text:p>
      <text:p text:style-name="P8">Alright so on the way here i was riding a bus, you know like a city bus. The guy i was sitting next to was had this book he was flipping through and it was like one of those you know old leather bound looking ones so it caught my interest, so i asked him. "hey man whats with the book?" and he turns to me and goes " its a book of black magic, im well versed in the art of necromancy ( in a tom ish voice, the creepy one)" so at this point i wanted the conversation to end, like right there, so i turned to him, dead serious, and said " yah, im pretty good at fuckin dead people too."</text:p>
      <text:p text:style-name="P8"/>
      <text:p text:style-name="P8"><text:span text:style-name="T4">I wonder if I can get my fun dip exploded.</text:span><text:line-break/><text:line-break/><text:soft-page-break/>sometimes people ask where I'm from and I say saskatchewan and they say " saskatchewan huh, all i know that comes from there are steers and queers and i dont see no horns" Theres only one proper reply to some one who says that... " what? thats odd theyre usually right here * feels at head* oh god,* fall to knees * OH GOD MY HORNS , MY BEAUTIFUL HORNS, HOW CAN I EVER RETURN TO SASKATCHEWAN NOW, IM A FREAK AMONGST THE STEER COMMUNITY, AND THE GAYS WONT TAKE ME, I HAVE NO TESTICLES!</text:p>
      <text:p text:style-name="P6"/>
      <text:p text:style-name="P6">The morgue is like high school for necropheliacs. It's where they get the best action: Still fresh.</text:p>
      <text:p text:style-name="P6"/>
      <text:p text:style-name="P6">You really should stop dating women who want to fuck you right away. Honestly. You cant start a relationship with a girl who looks at life as a big bag of penises and asks herself "bet you cant have just one"</text:p>
      <text:p text:style-name="P6"/>
      <text:p text:style-name="P6">I'm sick of people talking about ethics. Trying to enforce their <text:s/>beliefs onto me. People dont realize sometimes that ethics change over time. Example, Just a few years ago it might have been considered unethical for a black man to marry a white woman. Now it's just gross.</text:p>
      <text:p text:style-name="P6"/>
      <text:p text:style-name="P6">A journal is where you tell yourself things you already know so you'll remember to be mad at people after you stop being mad at them</text:p>
      <text:p text:style-name="P6"/>
      <text:p text:style-name="P6">The only useful function for nipples on a man is to rub them so why do people stare at me when i do so on the bus</text:p>
      <text:p text:style-name="P6"/>
      <text:p text:style-name="P6">An eyebrows biological function is to tell people when you are shocked.</text:p>
      <text:p text:style-name="P6"/>
      <text:p text:style-name="P6">People try to put a real negative spin on rape but when you really think about it. raping is probably what kept humanity going through the ice age. If it werent for raping do you really tyhink we would be here today. Raping is a natural survival technique just like camoflaug.</text:p>
      <text:p text:style-name="P6"/>
      <text:p text:style-name="P6"><text:soft-page-break/>I dont think we need west east south or west anymore. I mean left right up or down are fine. Although the directions will be hard to get used to </text:p>
      <text:p text:style-name="P6">"You go up 21st down avenue and take a right on 4th left street.</text:p>
      <text:p text:style-name="P6"/>
      <text:p text:style-name="P6">When the public masturbating ninja struck, nobody seen him coming.</text:p>
      <text:p text:style-name="P6"/>
      <text:p text:style-name="P6">I was eating lunch at the cafeteria. And I got way to many salt packets left when I was done. So I thought I should go put some back. But then I realized people don't think fondly of the guy who takes food and puts it back where it came from and leave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3-23T16:49:49.93</meta:creation-date>
    <dc:date>2009-05-28T08:17:53.23</dc:date>
    <dc:creator>Colton Phillips</dc:creator>
    <meta:editing-duration>PT104H34M32S</meta:editing-duration>
    <meta:editing-cycles>17</meta:editing-cycles>
    <meta:generator>OpenOffice.org/3.0$Win32 OpenOffice.org_project/300m15$Build-9379</meta:generator>
    <meta:document-statistic meta:table-count="0" meta:image-count="0" meta:object-count="0" meta:page-count="6" meta:paragraph-count="56" meta:word-count="1649" meta:character-count="8646"/>
    <meta:user-defined meta:name="Info 1"/>
    <meta:user-defined meta:name="Info 2"/>
    <meta:user-defined meta:name="Info 3"/>
    <meta:user-defined meta:name="Info 4"/>
  </office:meta>
</office:document-meta>
</file>